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24.853cm" svg:y="6.926cm">
            <draw:object draw:notify-on-update-of-ranges="Planilha1.D2:Planilha1.D2 Planilha1.D3:Planilha1.D8 Planilha1.E2:Planilha1.E2 Planilha1.E3:Planilha1.E8 Planilha1.J2:Planilha1.J2 Planilha1.J3:Planilha1.J8 Planilha1.K2:Planilha1.K2 Planilha1.K3:Planilha1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697cm" svg:height="8.999cm" svg:x="2.907cm" svg:y="5.546cm">
            <draw:object draw:notify-on-update-of-ranges="Planilha1.A2:Planilha1.A2 Planilha1.A3:Planilha1.A8 Planilha1.B2:Planilha1.B2 Planilha1.B3:Planilha1.B8 Planilha1.C2:Planilha1.C2 Planilha1.C3:Planilha1.C8 Planilha1.D2:Planilha1.D2 Planilha1.D3:Planilha1.D8 Planilha1.E2:Planilha1.E2 Planilha1.E3:Planilha1.E8 Planilha1.F2:Planilha1.F2 Planilha1.F3:Planilha1.F8 Planilha1.G2:Planilha1.G2 Planilha1.G3:Planilha1.G8 Planilha1.H2:Planilha1.H2 Planilha1.H3:Planilha1.H8 Planilha1.I2:Planilha1.I2 Planilha1.I3:Planilha1.I8 Planilha1.J2:Planilha1.J2 Planilha1.J3:Planilha1.J8 Planilha1.K2:Planilha1.K2 Planilha1.K3:Planilha1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Temperaturas</text:p>
          </table:table-cell>
          <table:covered-table-cell table:number-columns-repeated="14" table:style-name="ce2"/>
        </table:table-row>
        <table:table-row table:style-name="ro1">
          <table:table-cell table:style-name="ce2" office:value-type="string" calcext:value-type="string">
            <text:p>Dias</text:p>
          </table:table-cell>
          <table:table-cell table:style-name="ce1" office:value-type="string" calcext:value-type="string">
            <text:p>POA – max</text:p>
          </table:table-cell>
          <table:table-cell table:style-name="ce2" office:value-type="string" calcext:value-type="string">
            <text:p>POA – min</text:p>
          </table:table-cell>
          <table:table-cell table:style-name="ce1" office:value-type="string" calcext:value-type="string">
            <text:p>FLP – max</text:p>
          </table:table-cell>
          <table:table-cell table:style-name="ce2" office:value-type="string" calcext:value-type="string">
            <text:p>FLP – min</text:p>
          </table:table-cell>
          <table:table-cell table:style-name="ce1" office:value-type="string" calcext:value-type="string">
            <text:p>CTB – max</text:p>
          </table:table-cell>
          <table:table-cell table:style-name="ce2" office:value-type="string" calcext:value-type="string">
            <text:p>CTB – min</text:p>
          </table:table-cell>
          <table:table-cell table:style-name="ce1" office:value-type="string" calcext:value-type="string">
            <text:p>SP – max</text:p>
          </table:table-cell>
          <table:table-cell table:style-name="ce2" office:value-type="string" calcext:value-type="string">
            <text:p>SP – min</text:p>
          </table:table-cell>
          <table:table-cell table:style-name="ce1" office:value-type="string" calcext:value-type="string">
            <text:p>GYN – max</text:p>
          </table:table-cell>
          <table:table-cell table:style-name="ce2" office:value-type="string" calcext:value-type="string">
            <text:p>GYN – min</text:p>
          </table:table-cell>
          <table:table-cell table:style-name="ce1" office:value-type="string" calcext:value-type="string">
            <text:p>BEL – max</text:p>
          </table:table-cell>
          <table:table-cell table:style-name="ce2" office:value-type="string" calcext:value-type="string">
            <text:p>BEL – min</text:p>
          </table:table-cell>
          <table:table-cell table:style-name="ce1" office:value-type="string" calcext:value-type="string">
            <text:p>NTL – max</text:p>
          </table:table-cell>
          <table:table-cell table:style-name="ce2" office:value-type="string" calcext:value-type="string">
            <text:p>NTL – min</text:p>
          </table:table-cell>
        </table:table-row>
        <table:table-row table:style-name="ro1">
          <table:table-cell table:style-name="ce2" office:value-type="string" calcext:value-type="string">
            <text:p>Sexta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Sábad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Doming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Segunda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Terç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Quarta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1"/>
          <table:table-cell table:style-name="ce3" table:formula="of:=AVERAGE([.L3:.L8])" office:value-type="float" office:value="33.1666666666667" calcext:value-type="float">
            <text:p>33,17</text:p>
          </table:table-cell>
          <table:table-cell table:style-name="ce3" table:formula="of:=MAX([.L3:.L8])" office:value-type="float" office:value="35" calcext:value-type="float">
            <text:p>35,00</text:p>
          </table:table-cell>
          <table:table-cell table:number-columns-repeated="2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0.392629167438549" calcext:value-type="float">
            <text:p>0,392629167438549</text:p>
          </table:table-cell>
          <table:table-cell office:value-type="float" office:value="1.39262916743855" calcext:value-type="float">
            <text:p>1,39262916743855</text:p>
          </table:table-cell>
          <table:table-cell/>
          <table:table-cell office:value-type="float" office:value="3.39262916743855" calcext:value-type="float">
            <text:p>3,39262916743855</text:p>
          </table:table-cell>
          <table:table-cell office:value-type="float" office:value="4.39262916743855" calcext:value-type="float">
            <text:p>4,39262916743855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.39262916743855" calcext:value-type="float">
            <text:p>1,39262916743855</text:p>
          </table:table-cell>
          <table:table-cell/>
          <table:table-cell office:value-type="float" office:value="2.39262916743855" calcext:value-type="float">
            <text:p>2,39262916743855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.39262916743855" calcext:value-type="float">
            <text:p>2,39262916743855</text:p>
          </table:table-cell>
          <table:table-cell table:number-columns-repeated="13"/>
        </table:table-row>
        <table:table-row table:style-name="ro1" table:visibility="filter">
          <table:table-cell/>
          <table:table-cell office:value-type="float" office:value="3.39262916743855" calcext:value-type="float">
            <text:p>3,3926291674385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Planilha1.B40:Planilha1.F43" table:contains-header="false">
          <table:filter>
            <table:filter-and>
              <table:filter-condition table:field-number="4" table:data-type="number" table:value="3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08:11:19.5823275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6T19:22:32.046872835</meta:creation-date>
    <dc:date>2024-06-07T10:27:49.822857618</dc:date>
    <meta:editing-duration>PT2H20M59S</meta:editing-duration>
    <meta:editing-cycles>14</meta:editing-cycles>
    <meta:generator>LibreOffice/6.4.7.2$Linux_X86_64 LibreOffice_project/40$Build-2</meta:generator>
    <meta:document-statistic meta:table-count="1" meta:cell-count="1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96cm" svg:y="0.316cm" chart:style-name="ch2">
          <text:p>Temperaturas - máxima e mínima - Florianópolis e Goiânia</text:p>
        </chart:title>
        <chart:legend chart:legend-position="end" svg:x="12.857cm" svg:y="3.454cm" style:legend-expansion="high" chart:style-name="ch3"/>
        <chart:plot-area chart:style-name="ch4" table:cell-range-address="Planilha1.D2:Planilha1.E8 Planilha1.J2:Planilha1.K8" chart:data-source-has-labels="row" svg:x="0.32cm" svg:y="1.275cm" svg:width="12.217cm" svg:height="7.545cm">
          <chartooo:coordinate-region svg:x="0.941cm" svg:y="1.474cm" svg:width="11.50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D3:Planilha1.D8" chart:label-cell-address="Planilha1.D2:Planilha1.D2" chart:class="chart:line">
            <chart:data-point chart:repeated="6"/>
          </chart:series>
          <chart:series chart:style-name="ch8" chart:values-cell-range-address="Planilha1.E3:Planilha1.E8" chart:label-cell-address="Planilha1.E2:Planilha1.E2" chart:class="chart:line">
            <chart:data-point chart:repeated="6"/>
          </chart:series>
          <chart:series chart:style-name="ch9" chart:values-cell-range-address="Planilha1.J3:Planilha1.J8" chart:label-cell-address="Planilha1.J2:Planilha1.J2" chart:class="chart:line">
            <chart:data-point chart:repeated="6"/>
          </chart:series>
          <chart:series chart:style-name="ch10" chart:values-cell-range-address="Planilha1.K3:Planilha1.K8" chart:label-cell-address="Planilha1.K2:Planilha1.K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P – max</text:p>
                <draw:g>
                  <svg:desc>Planilha1.D2:Planilha1.D2</svg:desc>
                </draw:g>
              </table:table-cell>
              <table:table-cell office:value-type="string">
                <text:p>FLP – min</text:p>
                <draw:g>
                  <svg:desc>Planilha1.E2:Planilha1.E2</svg:desc>
                </draw:g>
              </table:table-cell>
              <table:table-cell office:value-type="string">
                <text:p>GYN – max</text:p>
                <draw:g>
                  <svg:desc>Planilha1.J2:Planilha1.J2</svg:desc>
                </draw:g>
              </table:table-cell>
              <table:table-cell office:value-type="string">
                <text:p>GYN – min</text:p>
                <draw:g>
                  <svg:desc>Planilha1.K2:Planilha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Planilha1.D3:Planilha1.D8</svg:desc>
                </draw:g>
              </table:table-cell>
              <table:table-cell office:value-type="float" office:value="18">
                <text:p>18</text:p>
                <draw:g>
                  <svg:desc>Planilha1.E3:Planilha1.E8</svg:desc>
                </draw:g>
              </table:table-cell>
              <table:table-cell office:value-type="float" office:value="30">
                <text:p>30</text:p>
                <draw:g>
                  <svg:desc>Planilha1.J3:Planilha1.J8</svg:desc>
                </draw:g>
              </table:table-cell>
              <table:table-cell office:value-type="float" office:value="16">
                <text:p>16</text:p>
                <draw:g>
                  <svg:desc>Planilha1.K3:Planilha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698cm" svg:height="9cm" xlink:href=".." xlink:type="simple" chart:class="chart:bar" chart:style-name="ch1">
        <chart:legend chart:legend-position="end" svg:x="14.144cm" svg:y="1.96cm" style:legend-expansion="high" chart:style-name="ch2"/>
        <chart:plot-area chart:style-name="ch3" table:cell-range-address="Planilha1.A2:Planilha1.K8" chart:data-source-has-labels="both" svg:x="0.467cm" svg:y="0.234cm" svg:width="13.335cm" svg:height="8.638cm">
          <chartooo:coordinate-region svg:x="1.088cm" svg:y="0.434cm" svg:width="12.714cm" svg:height="7.791cm"/>
          <chart:axis chart:dimension="x" chart:name="primary-x" chart:style-name="ch4" chartooo:axis-type="auto">
            <chartooo:date-scale/>
            <chart:categories table:cell-range-address="Planilha1.A3:Planilha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:Planilha1.B8" chart:label-cell-address="Planilha1.B2:Planilha1.B2" chart:class="chart:bar">
            <chart:data-point chart:repeated="6"/>
          </chart:series>
          <chart:series chart:style-name="ch8" chart:values-cell-range-address="Planilha1.C3:Planilha1.C8" chart:label-cell-address="Planilha1.C2:Planilha1.C2" chart:class="chart:bar">
            <chart:data-point chart:repeated="6"/>
          </chart:series>
          <chart:series chart:style-name="ch9" chart:values-cell-range-address="Planilha1.D3:Planilha1.D8" chart:label-cell-address="Planilha1.D2:Planilha1.D2" chart:class="chart:bar">
            <chart:data-point chart:repeated="6"/>
          </chart:series>
          <chart:series chart:style-name="ch10" chart:values-cell-range-address="Planilha1.E3:Planilha1.E8" chart:label-cell-address="Planilha1.E2:Planilha1.E2" chart:class="chart:bar">
            <chart:data-point chart:repeated="6"/>
          </chart:series>
          <chart:series chart:style-name="ch11" chart:values-cell-range-address="Planilha1.F3:Planilha1.F8" chart:label-cell-address="Planilha1.F2:Planilha1.F2" chart:class="chart:bar">
            <chart:data-point chart:repeated="6"/>
          </chart:series>
          <chart:series chart:style-name="ch12" chart:values-cell-range-address="Planilha1.G3:Planilha1.G8" chart:label-cell-address="Planilha1.G2:Planilha1.G2" chart:class="chart:bar">
            <chart:data-point chart:repeated="6"/>
          </chart:series>
          <chart:series chart:style-name="ch13" chart:values-cell-range-address="Planilha1.H3:Planilha1.H8" chart:label-cell-address="Planilha1.H2:Planilha1.H2" chart:class="chart:bar">
            <chart:data-point chart:repeated="6"/>
          </chart:series>
          <chart:series chart:style-name="ch14" chart:values-cell-range-address="Planilha1.I3:Planilha1.I8" chart:label-cell-address="Planilha1.I2:Planilha1.I2" chart:class="chart:bar">
            <chart:data-point chart:repeated="6"/>
          </chart:series>
          <chart:series chart:style-name="ch15" chart:values-cell-range-address="Planilha1.J3:Planilha1.J8" chart:label-cell-address="Planilha1.J2:Planilha1.J2" chart:class="chart:bar">
            <chart:data-point chart:repeated="6"/>
          </chart:series>
          <chart:series chart:style-name="ch16" chart:values-cell-range-address="Planilha1.K3:Planilha1.K8" chart:label-cell-address="Planilha1.K2:Planilha1.K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A – max</text:p>
                <draw:g>
                  <svg:desc>Planilha1.B2:Planilha1.B2</svg:desc>
                </draw:g>
              </table:table-cell>
              <table:table-cell office:value-type="string">
                <text:p>POA – min</text:p>
                <draw:g>
                  <svg:desc>Planilha1.C2:Planilha1.C2</svg:desc>
                </draw:g>
              </table:table-cell>
              <table:table-cell office:value-type="string">
                <text:p>FLP – max</text:p>
                <draw:g>
                  <svg:desc>Planilha1.D2:Planilha1.D2</svg:desc>
                </draw:g>
              </table:table-cell>
              <table:table-cell office:value-type="string">
                <text:p>FLP – min</text:p>
                <draw:g>
                  <svg:desc>Planilha1.E2:Planilha1.E2</svg:desc>
                </draw:g>
              </table:table-cell>
              <table:table-cell office:value-type="string">
                <text:p>CTB – max</text:p>
                <draw:g>
                  <svg:desc>Planilha1.F2:Planilha1.F2</svg:desc>
                </draw:g>
              </table:table-cell>
              <table:table-cell office:value-type="string">
                <text:p>CTB – min</text:p>
                <draw:g>
                  <svg:desc>Planilha1.G2:Planilha1.G2</svg:desc>
                </draw:g>
              </table:table-cell>
              <table:table-cell office:value-type="string">
                <text:p>SP – max</text:p>
                <draw:g>
                  <svg:desc>Planilha1.H2:Planilha1.H2</svg:desc>
                </draw:g>
              </table:table-cell>
              <table:table-cell office:value-type="string">
                <text:p>SP – min</text:p>
                <draw:g>
                  <svg:desc>Planilha1.I2:Planilha1.I2</svg:desc>
                </draw:g>
              </table:table-cell>
              <table:table-cell office:value-type="string">
                <text:p>GYN – max</text:p>
                <draw:g>
                  <svg:desc>Planilha1.J2:Planilha1.J2</svg:desc>
                </draw:g>
              </table:table-cell>
              <table:table-cell office:value-type="string">
                <text:p>GYN – min</text:p>
                <draw:g>
                  <svg:desc>Planilha1.K2:Planilha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xta</text:p>
                <draw:g>
                  <svg:desc>Planilha1.A3:Planilha1.A8</svg:desc>
                </draw:g>
              </table:table-cell>
              <table:table-cell office:value-type="float" office:value="26">
                <text:p>26</text:p>
                <draw:g>
                  <svg:desc>Planilha1.B3:Planilha1.B8</svg:desc>
                </draw:g>
              </table:table-cell>
              <table:table-cell office:value-type="float" office:value="17">
                <text:p>17</text:p>
                <draw:g>
                  <svg:desc>Planilha1.C3:Planilha1.C8</svg:desc>
                </draw:g>
              </table:table-cell>
              <table:table-cell office:value-type="float" office:value="24">
                <text:p>24</text:p>
                <draw:g>
                  <svg:desc>Planilha1.D3:Planilha1.D8</svg:desc>
                </draw:g>
              </table:table-cell>
              <table:table-cell office:value-type="float" office:value="18">
                <text:p>18</text:p>
                <draw:g>
                  <svg:desc>Planilha1.E3:Planilha1.E8</svg:desc>
                </draw:g>
              </table:table-cell>
              <table:table-cell office:value-type="float" office:value="24">
                <text:p>24</text:p>
                <draw:g>
                  <svg:desc>Planilha1.F3:Planilha1.F8</svg:desc>
                </draw:g>
              </table:table-cell>
              <table:table-cell office:value-type="float" office:value="14">
                <text:p>14</text:p>
                <draw:g>
                  <svg:desc>Planilha1.G3:Planilha1.G8</svg:desc>
                </draw:g>
              </table:table-cell>
              <table:table-cell office:value-type="float" office:value="25">
                <text:p>25</text:p>
                <draw:g>
                  <svg:desc>Planilha1.H3:Planilha1.H8</svg:desc>
                </draw:g>
              </table:table-cell>
              <table:table-cell office:value-type="float" office:value="16">
                <text:p>16</text:p>
                <draw:g>
                  <svg:desc>Planilha1.I3:Planilha1.I8</svg:desc>
                </draw:g>
              </table:table-cell>
              <table:table-cell office:value-type="float" office:value="30">
                <text:p>30</text:p>
                <draw:g>
                  <svg:desc>Planilha1.J3:Planilha1.J8</svg:desc>
                </draw:g>
              </table:table-cell>
              <table:table-cell office:value-type="float" office:value="16">
                <text:p>16</text:p>
                <draw:g>
                  <svg:desc>Planilha1.K3:Planilha1.K8</svg:desc>
                </draw:g>
              </table:table-cell>
            </table:table-row>
            <table:table-row>
              <table:table-cell office:value-type="string">
                <text:p>Sábado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omingo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gunda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erça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Quarta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